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background-color="#33ff99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>event.start / event.end coming out of db seem to be in utc</text:p>
      <text:p text:style-name="P5">maybe this doesn't matter </text:p>
      <text:p text:style-name="P5"/>
      <text:p text:style-name="P5">gray out calendar would be useful but couldn't get it working</text:p>
      <text:p text:style-name="P5"/>
      <text:p text:style-name="P5">My Guests could use an Edit ability</text:p>
      <text:p text:style-name="P5">having DELETE, SHORTEN STAY, EXTEND STAY would be easiest</text:p>
      <text:p text:style-name="P5">DELETE is implemented</text:p>
      <text:p text:style-name="P5">SHORTEN would just need to adjust the occupation event end dates</text:p>
      <text:p text:style-name="P5">LENGTHEN would just need to check room.is_available / guest types</text:p>
      <text:p text:style-name="P5"/>
      <text:p text:style-name="P5">need checks on calendar selection of LENGTHEN, SHORTEN</text:p>
      <text:p text:style-name="P5">need failure messaging on LENGTHEN</text:p>
      <text:p text:style-name="P2">Room Qualities – Courtyard vs Not, Kid Friendly</text:p>
      <text:p text:style-name="P2">Reorganize [Rooms] structure before reassigning functions</text:p>
      <text:p text:style-name="P2"/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<text:soft-page-break/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30T23:31:13.17</dc:date>
    <dc:creator>Trevor Pierson</dc:creator>
    <meta:editing-duration>P10DT15H4M22S</meta:editing-duration>
    <meta:editing-cycles>205</meta:editing-cycles>
    <meta:generator>OpenOffice/4.1.13$Win32 OpenOffice.org_project/4113m1$Build-9810</meta:generator>
    <meta:document-statistic meta:table-count="0" meta:image-count="0" meta:object-count="0" meta:page-count="2" meta:paragraph-count="58" meta:word-count="423" meta:character-count="2674"/>
  </office:meta>
</office:document-meta>
</file>